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05cm" fo:min-width="0cm"/>
    </style:style>
    <style:style style:name="P1" style:family="paragraph">
      <style:text-properties style:font-name="DejaVu Sans" fo:font-size="54pt" style:font-size-asian="54pt" style:font-size-complex="54pt"/>
    </style:style>
    <style:style style:name="P2" style:family="paragraph">
      <loext:graphic-properties draw:fill="none" draw:fill-color="#ffffff"/>
      <style:text-properties style:font-name="DejaVu Sans" fo:font-size="54pt" style:font-size-asian="54pt" style:font-size-complex="54pt"/>
    </style:style>
    <style:style style:name="T1" style:family="text">
      <style:text-properties style:font-name="DejaVu Sans" fo:font-size="54pt" style:font-size-asian="54pt" style:font-size-complex="54pt"/>
    </style:style>
    <style:style style:name="T2" style:family="text">
      <style:text-properties style:font-name="DejaVu Sans" fo:font-size="54pt" fo:font-style="normal" fo:text-shadow="none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319cm" svg:height="3.655cm" svg:x="2.778cm" svg:y="20.459cm">
          <draw:text-box>
            <text:p text:style-name="P1"><text:span text:style-name="T1">cr</text:span><text:span text:style-name="T1">uf</text:span><text:span text:style-name="T1">t</text:span><text:span text:style-name="T2">e</text:span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5:40:09.937738886</meta:creation-date>
    <dc:date>2019-03-14T09:13:59.022749264</dc:date>
    <meta:editing-duration>P1DT17H23M49S</meta:editing-duration>
    <meta:editing-cycles>1</meta:editing-cycles>
    <meta:generator>LibreOffice/6.1.5.2$Linux_X86_64 LibreOffice_project/10$Build-2</meta:generator>
    <meta:document-statistic meta:object-count="1"/>
  </office:meta>
</office:document-meta>
</file>